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OP_HS1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OP_HS2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formula="of:=[.E2]*[.F2]" office:value-type="float" office:value="3.16" calcext:value-type="float">
            <text:p>3.16</text:p>
          </table:table-cell>
          <table:table-cell table:formula="of:=[.G2]*3500" office:value-type="float" office:value="11060" calcext:value-type="float">
            <text:p>1106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88" calcext:value-type="float">
            <text:p>0.088</text:p>
          </table:table-cell>
          <table:table-cell table:formula="of:=[.G7]*3500" office:value-type="float" office:value="308" calcext:value-type="float">
            <text:p>30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1" calcext:value-type="float">
            <text:p>0.21</text:p>
          </table:table-cell>
          <table:table-cell table:formula="of:=[.G8]*3500" office:value-type="float" office:value="735" calcext:value-type="float">
            <text:p>735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2SR47MBC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13]*[.F13]" office:value-type="float" office:value="0.02" calcext:value-type="float">
            <text:p>0.02</text:p>
          </table:table-cell>
          <table:table-cell table:formula="of:=[.G13]*3500" office:value-type="float" office:value="70" calcext:value-type="float">
            <text:p>7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lcsc.com/product-detail/Power-Inductors_cjiang-Changjiang-Microelectronics-Tech-FTC252012SR47MBCA_C5832368.html" xlink:type="simple">https://www.lcsc.com/product-detail/Power-Inductors_cjiang-Changjiang-Microelectronics-Tech-FTC252012SR47MBCA_C5832368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n tcv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G14]*3500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54" calcext:value-type="float">
            <text:p>0.54</text:p>
          </table:table-cell>
          <table:table-cell table:formula="of:=[.G16]*3500" office:value-type="float" office:value="1890" calcext:value-type="float">
            <text:p>189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8]*[.F18]" office:value-type="float" office:value="0.126" calcext:value-type="float">
            <text:p>0.126</text:p>
          </table:table-cell>
          <table:table-cell table:formula="of:=[.G18]*3500" office:value-type="float" office:value="441" calcext:value-type="float">
            <text:p>44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19]*[.F19]" office:value-type="float" office:value="0.28" calcext:value-type="float">
            <text:p>0.28</text:p>
          </table:table-cell>
          <table:table-cell table:formula="of:=[.G19]*3500" office:value-type="float" office:value="980" calcext:value-type="float">
            <text:p>98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25]*[.F25]" office:value-type="float" office:value="0.02" calcext:value-type="float">
            <text:p>0.02</text:p>
          </table:table-cell>
          <table:table-cell table:formula="of:=[.G25]*350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formula="of:=[.E26]*[.F26]" office:value-type="float" office:value="0.23" calcext:value-type="float">
            <text:p>0.23</text:p>
          </table:table-cell>
          <table:table-cell table:formula="of:=[.G26]*3500" office:value-type="float" office:value="805" calcext:value-type="float">
            <text:p>80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ssives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E27]*[.F27]" office:value-type="float" office:value="0.35" calcext:value-type="float">
            <text:p>0.35</text:p>
          </table:table-cell>
          <table:table-cell table:formula="of:=[.G27]*3500"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29]*[.F29]" office:value-type="float" office:value="0.19" calcext:value-type="float">
            <text:p>0.19</text:p>
          </table:table-cell>
          <table:table-cell table:formula="of:=[.G29]*3500" office:value-type="float" office:value="665" calcext:value-type="float">
            <text:p>665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30]*[.F30]" office:value-type="float" office:value="0.706" calcext:value-type="float">
            <text:p>0.706</text:p>
          </table:table-cell>
          <table:table-cell table:formula="of:=[.G30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30])" office:value-type="float" office:value="12.416" calcext:value-type="float">
            <text:p>12.416</text:p>
          </table:table-cell>
          <table:table-cell table:formula="of:=SUM([.H2:.H30])" office:value-type="float" office:value="43456" calcext:value-type="float">
            <text:p>434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3T01:00:59.435452791</dc:date>
    <meta:editing-duration>P1DT14H3M1S</meta:editing-duration>
    <meta:editing-cycles>20</meta:editing-cycles>
    <meta:generator>LibreOffice/7.3.7.2$Linux_X86_64 LibreOffice_project/30$Build-2</meta:generator>
    <meta:document-statistic meta:table-count="2" meta:cell-count="1061" meta:object-count="0"/>
  </office:meta>
</office:document-meta>
</file>